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453.46pt" svg:height="255.26pt" svg:x="402.72pt" svg:y="205.54pt">
            <loext:p draw:notify-on-update-of-ranges="Sheet1.A1:Sheet1.A62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row table:style-name="ro1"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26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26T07:18:54.193710170</meta:creation-date>
    <dc:date>2018-11-26T07:28:20.903261594</dc:date>
    <meta:editing-duration>PT9M27S</meta:editing-duration>
    <meta:editing-cycles>1</meta:editing-cycles>
    <meta:document-statistic meta:table-count="1" meta:cell-count="62" meta:object-count="1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line" chart:style-name="ch1">
        <chart:legend chart:legend-position="end" svg:x="13.172cm" svg:y="4.204cm" style:legend-expansion="high" chart:style-name="ch2"/>
        <chart:plot-area chart:style-name="ch3" table:cell-range-address="Sheet1.A1:Sheet1.A62" svg:x="0.374cm" svg:y="0.154cm" svg:width="12.532cm" svg:height="8.644cm">
          <chartooo:coordinate-region svg:x="0.995cm" svg:y="0.353cm" svg:width="11.911cm" svg:height="7.65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1:Sheet1.A62" chart:class="chart:line">
            <chart:data-point chart:repeated="62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">
                <text:p>1</text:p>
                <draw:g>
                  <svg:desc>Sheet1.A1:Sheet1.A62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">
                <text:p>2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3">
                <text:p>2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7">
                <text:p>2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9">
                <text:p>29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30">
                <text:p>30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1">
                <text:p>3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2">
                <text:p>32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6">
                <text:p>3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37">
                <text:p>37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38">
                <text:p>38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42">
                <text:p>42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43">
                <text:p>4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47">
                <text:p>47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49">
                <text:p>4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51">
                <text:p>51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52">
                <text:p>52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53">
                <text:p>5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55">
                <text:p>55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56">
                <text:p>56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57">
                <text:p>5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59">
                <text:p>59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60">
                <text:p>60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61">
                <text:p>61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62">
                <text:p>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